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master-page-name="Standard">
      <style:paragraph-properties style:page-number="auto"/>
    </style:style>
    <style:style style:name="T1" style:family="text">
      <style:text-properties fo:font-size="22pt" style:font-size-asian="22pt" style:font-size-complex="22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span text:style-name="T1">Journal de dev</text:span></text:p>
      <text:p text:style-name="Standard"/>
      <text:p text:style-name="Standard"><text:span text:style-name="T2">Voici un historique d’avancement du projet groupieTracket réalisé dans le cadre d’un exercice.</text:span></text:p>
      <text:p text:style-name="P1"/>
      <text:p text:style-name="Standard"><text:span text:style-name="T2">Lundi 06/03/2023 :</text:span></text:p>
      <text:p text:style-name="Standard"><text:span text:style-name="T2">De 15h à 17h :</text:span></text:p>
      <text:p text:style-name="Standard"><text:span text:style-name="T2">A partir de l’annonce des consignes du projet, je me suis directement mit à la création d’un github pour pouvoir sauvegarder mon travail ainsi que pour le partager.</text:span></text:p>
      <text:p text:style-name="Standard"><text:span text:style-name="T2">Après le github créé, j’ai commencé à choisir une API (sur les échecs) puis j’ai démarré la première page html de mon site pour avoir un aperçu plus globale de l’affichage des pages demandé.</text:span></text:p>
      <text:p text:style-name="P1"/>
      <text:p text:style-name="Standard"><text:span text:style-name="T2">A partir de 17h :</text:span></text:p>
      <text:p text:style-name="Standard"><text:span text:style-name="T2">Rédaction du journal de dev pour archiver mon travail.</text:span></text:p>
      <text:p text:style-name="Standard"><text:span text:style-name="T2"/></text:p>
      <text:p text:style-name="Standard"><text:span text:style-name="T2">Lundi 07/03/2023 :</text:span></text:p>
      <text:p text:style-name="Standard"><text:span text:style-name="T2">Le matin j'ai réaliser sur une feuille un schéma papier de l'arborescence des mes fichiers ainsi que de la répartition des tâches à faire.</text:span></text:p>
      <text:p text:style-name="Standard"><text:span text:style-name="T2">L'après midi j'ai continuer la page index.html et j'ai créer le footer pour mes 2 pages.</text:span></text:p>
      <text:p text:style-name="Standard"><text:span text:style-name="T2"/></text:p>
      <text:p text:style-name="Standard"><text:span text:style-name="T2">Mercre<text:tab/>di 08/03/2023 :</text:span></text:p>
      <text:p text:style-name="Standard"><text:span text:style-name="T2">Je n'ai pas travaillé sur le groupie-tracker puisque j'étais en travail avec ma start-up.</text:span></text:p>
      <text:p text:style-name="Standard"><text:span text:style-name="T2"/></text:p>
      <text:p text:style-name="Standard"><text:span text:style-name="T2">Jeudi et Vendredi 09 et 10/03/2023 :</text:span></text:p>
      <text:p text:style-name="Standard"><text:span text:style-name="T2">J'ai fini la page index.html et quasiment la page requete.html</text:span></text:p>
      <text:p text:style-name="Standard"><text:span text:style-name="T2">Je commence à coder mes fonctions pour récupérer les données de mon API et à trouver un moyen de les afficher.</text:span></text:p>
      <text:p text:style-name="Standard"><text:span text:style-name="T2">J'ai aussi fait un début de carte pour l'affichage des données.</text:span></text:p>
      <text:p text:style-name="Standard"><text:span text:style-name="T2"/></text:p>
      <text:p text:style-name="Standard"><text:span text:style-name="T2">Samedi et Dimanche 11 et 12/03/2023 :</text:span></text:p>
      <text:p text:style-name="Standard"><text:soft-page-break/><text:span text:style-name="T2">Je me suis pris 2 jours de vrai repos sans travailler sur le groupie tracker.</text:span></text:p>
      <text:p text:style-name="Standard"><text:span text:style-name="T2"/></text:p>
      <text:p text:style-name="Standard"><text:span text:style-name="T2">Lundi 13/03/2023 : je consacre toute la journée à réussir à collecter les données de l'API et a les afficher en Web et je fini le design de ma carte.</text:span></text:p>
      <text:p text:style-name="Standard"><text:span text:style-name="T2">Mardi 14/03/2023 : Le matin j'ai pas travailler sur le groupie-tracker vu qu'on avait un cours avec Fabio. Et l’après midi, je fonce droit dans le mur avec mon API puisque rien ne fonctionne.</text:span></text:p>
      <text:p text:style-name="Standard"><text:span text:style-name="T2">Mercredi 15/03/2023 : Le matin je me dépêche de faire mon job pour les Yboosts et l’après-midi j'ai eu la permissions de travailler sur le groupie tracker. Je réussi à afficher les données mais qu'une seul carte à la fois. J'arrive pas a faire un boucle en html qui permet l'affichage de plusieurs personne en même temps. En plus de cela je dois faire le techniciens informatique chez moi puisque je n'ai plus de connexion.</text:span></text:p>
      <text:p text:style-name="Standard"><text:span text:style-name="T2">Jeudi 16/03/2023 :</text:span></text:p>
      <text:p text:style-name="Standard"><text:span text:style-name="T2">Toujours pas de connexion avant 12h mais Noa Gambey m'a aider pour régler quelque problèmes sur mon API. Malheureusement on a décider de tout recommencer puisque le code du main.go était très mal organisé et qu'il continuer d'y avoir des bug à droite à gauche. Du coup on a pas avancer énormément non plus.</text:span></text:p>
      <text:p text:style-name="Standard"><text:span text:style-name="T2"/></text:p>
      <text:p text:style-name="Standard"><text:span text:style-name="T2">De Vendredi 17/03/2023 jusqu'à Dimanche 18/03/2023 je suis au ski avec l'école donc impossible de travailler. </text:span></text:p>
      <text:p text:style-name="Standard"><text:span text:style-name="T2"/></text:p>
      <text:p text:style-name="Standard"><text:span text:style-name="T2">Au final je rend un travail loin d'être fini par manque d'organisation, de compétence, de temps et surtout des timing incroyablement malchanceux pendant tout le projet.</text:span></text:p>
      <text:p text:style-name="Standard"><text:span text:style-name="T2"/></text:p>
      <text:p text:style-name="Standard"><text:span text:style-name="T2"/></text:p>
      <text:p text:style-name="Standard"><text:span text:style-name="T2"/></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DT Mathis</meta:initial-creator>
    <dc:creator>alain gredt</dc:creator>
    <meta:editing-cycles>5</meta:editing-cycles>
    <meta:creation-date>2023-03-06T16:11:00</meta:creation-date>
    <dc:date>2023-03-16T18:50:36.27</dc:date>
    <meta:editing-duration>PT20M43S</meta:editing-duration>
    <meta:generator>OpenOffice/4.1.13$Win32 OpenOffice.org_project/4113m1$Build-9810</meta:generator>
    <meta:document-statistic meta:table-count="0" meta:image-count="0" meta:object-count="0" meta:page-count="2" meta:paragraph-count="26" meta:word-count="470" meta:character-count="26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